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draw="urn:oasis:names:tc:opendocument:xmlns:drawing:1.0" xmlns:meta="urn:oasis:names:tc:opendocument:xmlns:meta:1.0" xmlns:dom="http://www.w3.org/2001/xml-events" xmlns:field="urn:openoffice:names:experimental:ooo-ms-interop:xmlns:field:1.0" xmlns:xforms="http://www.w3.org/2002/xforms" xmlns:xlink="http://www.w3.org/1999/xlink" xmlns:style="urn:oasis:names:tc:opendocument:xmlns:style:1.0" xmlns:script="urn:oasis:names:tc:opendocument:xmlns:script:1.0" xmlns:table="urn:oasis:names:tc:opendocument:xmlns:table:1.0" xmlns:xsd="http://www.w3.org/2001/XMLSchema" xmlns:dr3d="urn:oasis:names:tc:opendocument:xmlns:dr3d:1.0" xmlns:office="urn:oasis:names:tc:opendocument:xmlns:office:1.0" xmlns:svg="urn:oasis:names:tc:opendocument:xmlns:svg-compatible:1.0" xmlns:xsi="http://www.w3.org/2001/XMLSchema-instance" xmlns:chart="urn:oasis:names:tc:opendocument:xmlns:chart:1.0" xmlns:xhtml="http://www.w3.org/1999/xhtml" xmlns:text="urn:oasis:names:tc:opendocument:xmlns:text:1.0" xmlns:dc="http://purl.org/dc/elements/1.1/" xmlns:ooow="http://openoffice.org/2004/writer" xmlns:tableooo="http://openoffice.org/2009/table" xmlns:math="http://www.w3.org/1998/Math/MathML" xmlns:form="urn:oasis:names:tc:opendocument:xmlns:form:1.0" xmlns:grddl="http://www.w3.org/2003/g/data-view#" xmlns:presentation="urn:oasis:names:tc:opendocument:xmlns:presentation:1.0" xmlns:oooc="http://openoffice.org/2004/calc" xmlns:of="urn:oasis:names:tc:opendocument:xmlns:of:1.2" xmlns:css3t="http://www.w3.org/TR/css3-text/" xmlns:number="urn:oasis:names:tc:opendocument:xmlns:datastyle:1.0" xmlns:rpt="http://openoffice.org/2005/report" xmlns:ooo="http://openoffice.org/2004/office" xmlns:formx="urn:openoffice:names:experimental:ooxml-odf-interop:xmlns:form:1.0" xmlns:fo="urn:oasis:names:tc:opendocument:xmlns:xsl-fo-compatible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family="table-column" style:name="co1">
      <style:table-column-properties style:column-width="0.8925in" fo:break-before="auto"/>
    </style:style>
    <style:style style:family="table-column" style:name="co2">
      <style:table-column-properties style:column-width="3.539in" fo:break-before="auto"/>
    </style:style>
    <style:style style:family="table-column" style:name="co3">
      <style:table-column-properties style:column-width="0.3709in" fo:break-before="auto"/>
    </style:style>
    <style:style style:family="table-column" style:name="co4">
      <style:table-column-properties style:column-width="0.502in" fo:break-before="auto"/>
    </style:style>
    <style:style style:family="table-column" style:name="co5">
      <style:table-column-properties style:column-width="0.2839in" fo:break-before="auto"/>
    </style:style>
    <style:style style:family="table-row" style:name="ro1">
      <style:table-row-properties style:row-height="0.178in" fo:break-before="auto" style:use-optimal-row-height="true"/>
    </style:style>
    <style:style style:family="table-row" style:name="ro2">
      <style:table-row-properties style:row-height="0.1783in" fo:break-before="auto" style:use-optimal-row-height="true"/>
    </style:style>
    <style:style style:family="table-row" style:name="ro3">
      <style:table-row-properties style:row-height="0.2898in" fo:break-before="auto" style:use-optimal-row-height="false"/>
    </style:style>
    <style:style style:family="table-row" style:name="ro4">
      <style:table-row-properties style:row-height="0.1862in" fo:break-before="auto" style:use-optimal-row-height="false"/>
    </style:style>
    <style:style style:family="table-row" style:name="ro5">
      <style:table-row-properties style:row-height="0.352in" fo:break-before="auto" style:use-optimal-row-height="false"/>
    </style:style>
    <style:style style:family="table-row" style:name="ro6">
      <style:table-row-properties style:row-height="1.1291in" fo:break-before="auto" style:use-optimal-row-height="false"/>
    </style:style>
    <style:style style:family="table" style:name="ta1" style:master-page-name="Default">
      <style:table-properties style:writing-mode="lr-tb" table:display="true"/>
    </style:style>
    <number:text-style style:name="N100">
      <number:text-content/>
    </number:text-style>
    <style:style style:family="table-cell" style:name="ce1" style:parent-style-name="Default">
      <style:text-properties fo:font-size="8pt" style:font-name="Times New Roman" style:font-size-complex="8pt" style:font-size-asian="8pt"/>
    </style:style>
    <style:style style:family="table-cell" style:name="ce2" style:parent-style-name="Default">
      <style:text-properties fo:font-weight="bold" fo:font-size="8pt" style:font-name="Times New Roman" style:font-size-complex="8pt" style:font-weight-complex="bold" style:font-weight-asian="bold" style:font-size-asian="8pt"/>
    </style:style>
    <style:style style:family="table-cell" style:name="ce3" style:parent-style-name="Default">
      <style:text-properties fo:font-weight="bold" fo:font-size="12pt" style:font-name="Times New Roman" style:font-size-complex="12pt" style:font-weight-complex="bold" style:font-weight-asian="bold" style:font-size-asian="12pt"/>
    </style:style>
    <style:style style:family="table-cell" style:name="ce4" style:parent-style-name="Default">
      <style:text-properties style:font-name="Times New Roman"/>
    </style:style>
    <style:style style:family="table-cell" style:name="ce5" style:parent-style-name="Default">
      <style:table-cell-properties style:repeat-content="false" fo:border-top="0.0413in double #000000" fo:border-right="0.0071in solid #000000" style:border-line-width-top="0.0138in 0.0138in 0.0138in" fo:border-left="0.0413in double #000000" style:vertical-align="middle" style:border-line-width-bottom="0.0138in 0.0138in 0.0138in" fo:border-bottom="0.0413in double #000000" style:border-line-width-left="0.0138in 0.0138in 0.0138in" style:text-align-source="fix"/>
      <style:paragraph-properties fo:text-align="center" fo:margin-left="0in"/>
      <style:text-properties fo:font-size="8pt" style:font-name="Times New Roman" style:font-size-complex="8pt" style:font-size-asian="8pt"/>
    </style:style>
    <style:style style:family="table-cell" style:name="ce6" style:parent-style-name="Default">
      <style:table-cell-properties style:repeat-content="false" fo:border-top="0.0071in solid #000000" fo:border-right="0.0071in solid #000000" fo:border-left="0.0413in double #000000" style:vertical-align="middle" style:border-line-width-bottom="0.0138in 0.0138in 0.0138in" fo:border-bottom="0.0413in double #000000" style:border-line-width-left="0.0138in 0.0138in 0.0138in" style:text-align-source="fix"/>
      <style:paragraph-properties fo:text-align="center" fo:margin-left="0in"/>
      <style:text-properties fo:font-size="8pt" style:font-name="Times New Roman" style:font-size-complex="8pt" style:font-size-asian="8pt"/>
    </style:style>
    <style:style style:data-style-name="N100" style:family="table-cell" style:name="ce7" style:parent-style-name="Default">
      <style:table-cell-properties fo:border="0.0138in solid #000000"/>
    </style:style>
    <style:style style:family="table-cell" style:name="ce8" style:parent-style-name="Default">
      <style:text-properties style:text-underline-width="auto" style:text-underline-style="solid" style:text-underline-color="font-color" style:font-name="Times New Roman"/>
    </style:style>
    <style:style style:family="table-cell" style:name="ce9" style:parent-style-name="Default">
      <style:table-cell-properties style:rotation-angle="90" fo:border-top="0.0413in double #000000" fo:border-right="0.0071in solid #000000" style:border-line-width-top="0.0138in 0.0138in 0.0138in" fo:border-left="0.0071in solid #000000" style:vertical-align="middle" style:border-line-width-bottom="0.0138in 0.0138in 0.0138in" fo:border-bottom="0.0413in double #000000"/>
      <style:text-properties fo:font-size="8pt" style:font-name="Times New Roman" style:font-size-complex="8pt" style:font-size-asian="8pt"/>
    </style:style>
    <style:style style:family="table-cell" style:name="ce10" style:parent-style-name="Default">
      <style:table-cell-properties style:repeat-content="false" style:rotation-angle="90" fo:border-top="0.0071in solid #000000" fo:border-right="0.0071in solid #000000" fo:border-left="0.0071in solid #000000" style:vertical-align="middle" style:border-line-width-bottom="0.0138in 0.0138in 0.0138in" fo:border-bottom="0.0413in double #000000" style:text-align-source="fix"/>
      <style:paragraph-properties fo:text-align="center" fo:margin-left="0in"/>
      <style:text-properties fo:font-size="8pt" style:font-name="Times New Roman" style:font-size-complex="8pt" style:font-size-asian="8pt"/>
    </style:style>
    <style:style style:family="table-cell" style:name="ce11" style:parent-style-name="Default">
      <style:table-cell-properties style:repeat-content="false" style:rotation-angle="90" fo:border-top="0.0413in double #000000" fo:border-right="0.0071in solid #000000" style:border-line-width-top="0.0138in 0.0138in 0.0138in" fo:border-left="0.0071in solid #000000" style:vertical-align="middle" style:border-line-width-bottom="0.0138in 0.0138in 0.0138in" fo:border-bottom="0.0413in double #000000" style:text-align-source="fix"/>
      <style:paragraph-properties fo:text-align="center"/>
      <style:text-properties fo:font-size="8pt" style:font-name="Times New Roman" style:font-size-complex="8pt" style:font-size-asian="8pt"/>
    </style:style>
    <style:style style:family="table-cell" style:name="ce12" style:parent-style-name="Default">
      <style:table-cell-properties style:repeat-content="false" fo:border-top="0.0413in double #000000" fo:border-right="0.0071in solid #000000" style:border-line-width-top="0.0138in 0.0138in 0.0138in" fo:border-left="0.0071in solid #000000" style:vertical-align="middle" fo:border-bottom="0.0071in solid #000000" style:text-align-source="fix"/>
      <style:paragraph-properties fo:text-align="center"/>
      <style:text-properties fo:font-size="8pt" style:font-name="Times New Roman" style:font-size-complex="8pt" style:font-size-asian="8pt"/>
    </style:style>
    <style:style style:family="table-cell" style:name="ce13" style:parent-style-name="Default">
      <style:table-cell-properties fo:border-top="0.0413in double #000000" fo:border-right="0.0071in solid #000000" style:border-line-width-top="0.0138in 0.0138in 0.0138in" fo:border-left="0.0071in solid #000000" style:vertical-align="middle" fo:border-bottom="0.0071in solid #000000"/>
      <style:text-properties fo:font-size="8pt" style:font-name="Times New Roman" style:font-size-complex="8pt" style:font-size-asian="8pt"/>
    </style:style>
    <style:style style:family="table-cell" style:name="ce14" style:parent-style-name="Default">
      <style:table-cell-properties style:repeat-content="false" style:rotation-angle="90" fo:border-top="0.0071in solid #000000" fo:border-right="0.0071in solid #000000" fo:border-left="0.0071in solid #000000" style:vertical-align="middle" style:border-line-width-bottom="0.0138in 0.0138in 0.0138in" fo:border-bottom="0.0413in double #000000" fo:wrap-option="wrap" style:text-align-source="fix"/>
      <style:paragraph-properties fo:text-align="center" fo:margin-left="0in"/>
      <style:text-properties fo:font-size="8pt" style:font-name="Times New Roman" style:font-size-complex="8pt" style:font-size-asian="8pt"/>
    </style:style>
    <style:style style:family="table-cell" style:name="ce15" style:parent-style-name="Default">
      <style:table-cell-properties style:repeat-content="false" fo:border-top="0.0413in double #000000" fo:border-right="0.0071in solid #000000" style:border-line-width-top="0.0138in 0.0138in 0.0138in" fo:border-left="0.0071in solid #000000" style:vertical-align="middle" fo:border-bottom="0.0071in solid #000000" fo:wrap-option="wrap" style:text-align-source="fix"/>
      <style:paragraph-properties fo:text-align="center"/>
      <style:text-properties fo:font-size="8pt" style:font-name="Times New Roman" style:font-size-complex="8pt" style:font-size-asian="8pt"/>
    </style:style>
    <style:style style:family="table-cell" style:name="ce16" style:parent-style-name="Default">
      <style:table-cell-properties style:repeat-content="false" fo:border-top="0.0071in solid #000000" fo:border-right="0.0071in solid #000000" fo:border-left="0.0071in solid #000000" style:vertical-align="middle" style:border-line-width-bottom="0.0138in 0.0138in 0.0138in" fo:border-bottom="0.0413in double #000000" style:text-align-source="fix"/>
      <style:paragraph-properties fo:text-align="center" fo:margin-left="0in"/>
      <style:text-properties fo:font-size="8pt" style:font-name="Times New Roman" style:font-size-complex="8pt" style:font-size-asian="8pt"/>
    </style:style>
    <style:style style:family="table-cell" style:name="ce17" style:parent-style-name="Default">
      <style:table-cell-properties style:repeat-content="false" style:text-align-source="fix"/>
      <style:paragraph-properties fo:text-align="end" fo:margin-left="0in"/>
      <style:text-properties style:font-name="Times New Roman"/>
    </style:style>
    <style:style style:family="table-cell" style:name="ce18" style:parent-style-name="Default">
      <style:table-cell-properties style:repeat-content="false" style:rotation-angle="90" fo:border-top="0.0413in double #000000" fo:border-right="0.0413in double #000000" style:border-line-width-top="0.0138in 0.0138in 0.0138in" fo:border-left="0.0071in solid #000000" style:vertical-align="middle" style:border-line-width-bottom="0.0138in 0.0138in 0.0138in" style:border-line-width-right="0.0138in 0.0138in 0.0138in" fo:border-bottom="0.0413in double #000000" style:text-align-source="fix"/>
      <style:paragraph-properties fo:text-align="center"/>
      <style:text-properties fo:font-size="8pt" style:font-name="Times New Roman" style:font-size-complex="8pt" style:font-size-asian="8pt"/>
    </style:style>
    <style:style style:family="table-cell" style:name="ce19" style:parent-style-name="Default">
      <style:table-cell-properties style:repeat-content="false" fo:border-top="0.0071in solid #000000" fo:border-right="0.0413in double #000000" fo:border-left="0.0071in solid #000000" style:vertical-align="middle" style:border-line-width-bottom="0.0138in 0.0138in 0.0138in" style:border-line-width-right="0.0138in 0.0138in 0.0138in" fo:border-bottom="0.0413in double #000000" style:text-align-source="fix"/>
      <style:paragraph-properties fo:text-align="center" fo:margin-left="0in"/>
      <style:text-properties fo:font-size="8pt" style:font-name="Times New Roman" style:font-size-complex="8pt" style:font-size-asian="8pt"/>
    </style:style>
    <style:style style:family="table-cell" style:name="ce20" style:parent-style-name="Default">
      <style:table-cell-properties style:vertical-align="middle"/>
      <style:text-properties fo:font-size="8pt" style:font-name="Times New Roman" style:font-size-complex="8pt" style:font-size-asian="8pt"/>
    </style:style>
    <style:style style:family="table-cell" style:name="ce21" style:parent-style-name="Default">
      <style:table-cell-properties style:repeat-content="false" style:vertical-align="middle" style:text-align-source="fix"/>
      <style:paragraph-properties fo:text-align="center" fo:margin-left="0in"/>
      <style:text-properties fo:font-size="8pt" style:font-name="Times New Roman" style:font-size-complex="8pt" style:font-size-asian="8pt"/>
    </style:style>
    <style:style style:family="table-cell" style:name="ce22" style:parent-style-name="Default">
      <style:table-cell-properties style:vertical-align="middle"/>
      <style:text-properties fo:font-size="8pt" style:font-size-complex="8pt" style:font-size-asian="8pt"/>
    </style:style>
    <style:style style:family="table" style:name="ta_extref">
      <style:table-properties table:display="false"/>
    </style:style>
  </office:automatic-styles>
  <office:body>
    <office:spreadsheet>
      <table:table table:name="Лист1" table:style-name="ta1">
        <table:table-column table:default-cell-style-name="ce4" table:style-name="co2"/>
        <table:table-column table:default-cell-style-name="ce4" table:style-name="co3" table:number-columns-repeated="23"/>
        <table:table-column table:default-cell-style-name="ce4" table:style-name="co4"/>
        <table:table-column table:default-cell-style-name="ce4" table:style-name="co5"/>
        <table:table-column table:default-cell-style-name="ce4" table:style-name="co1" table:number-columns-repeated="995"/>
        <table:table-column table:default-cell-style-name="Default" table:style-name="co1" table:number-columns-repeated="3"/>
        <table:table-row table:style-name="ro2">
          <table:table-cell office:value-type="string" table:style-name="ce1">
            <text:p>Министерство образования и науки Российской Федерации</text:p>
          </table:table-cell>
          <table:table-cell table:number-columns-repeated="8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3"/>
          <table:table-cell office:value-type="string" table:style-name="ce17">
            <text:p>УТВЕРЖДАЮ:</text:p>
          </table:table-cell>
          <table:table-cell table:number-columns-repeated="999"/>
        </table:table-row>
        <table:table-row table:style-name="ro2">
          <table:table-cell office:value-type="string" table:style-name="ce1">
            <text:p>Государсвенное образовательное учреждение</text:p>
          </table:table-cell>
          <table:table-cell table:number-columns-repeated="8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3"/>
          <table:table-cell office:value-type="string" table:style-name="ce17">
            <text:p>Проректор по учебной работе</text:p>
          </table:table-cell>
          <table:table-cell table:number-columns-repeated="999"/>
        </table:table-row>
        <table:table-row table:style-name="ro2">
          <table:table-cell office:value-type="string" table:style-name="ce1">
            <text:p>высшего профессионального образования</text:p>
          </table:table-cell>
          <table:table-cell table:number-columns-repeated="8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17"/>
          <table:table-cell table:number-columns-repeated="999"/>
        </table:table-row>
        <table:table-row table:style-name="ro2">
          <table:table-cell office:value-type="string" table:style-name="ce2">
            <text:p>«Курский государственный университет»</text:p>
          </table:table-cell>
          <table:table-cell table:number-columns-repeated="8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3"/>
          <table:table-cell office:value-type="string" table:style-name="ce17">
            <text:p>____________________/Худин А.Н.</text:p>
          </table:table-cell>
          <table:table-cell table:number-columns-repeated="999"/>
        </table:table-row>
        <table:table-row table:style-name="ro3">
          <table:table-cell office:value-type="string" table:style-name="ce3">
            <text:p/>
            <text:p>
                            <text:s text:c="64"/>КАРТОЧКА УЧЕБНЫХ ПОРУЧЕНИЙ НА 2011/2012 УЧЕБНЫЙ ГОД (бюджет)</text:p>
          </table:table-cell>
          <table:table-cell table:style-name="Default"/>
          <table:table-cell table:number-columns-repeated="1022"/>
        </table:table-row>
        <table:table-row table:style-name="ro4">
          <table:table-cell office:value-type="string">
            <text:p/>
            <text:p>
                            <text:s text:c="33"/>Фамилия, имя, отчество преподавателя </text:p>
          </table:table-cell>
          <table:table-cell office:value-type="string" table:style-name="ce8">
            <text:p>_ФИО</text:p>
          </table:table-cell>
          <table:table-cell table:number-columns-repeated="1022"/>
        </table:table-row>
        <table:table-row table:style-name="ro4">
          <table:table-cell office:value-type="string">
            <text:p/>
            <text:p>
                            <text:s text:c="42"/>Ученая степень, звание должность</text:p>
          </table:table-cell>
          <table:table-cell office:value-type="string" table:style-name="ce8">
            <text:p>_Ученаястепень</text:p>
          </table:table-cell>
          <table:table-cell table:number-columns-repeated="1022"/>
        </table:table-row>
        <table:table-row table:style-name="ro4">
          <table:table-cell office:value-type="string">
            <text:p/>
            <text:p>
                            <text:s text:c="69"/>Кафедра, факультет</text:p>
          </table:table-cell>
          <table:table-cell office:value-type="string" table:style-name="ce8">
            <text:p>_Каффакульт</text:p>
          </table:table-cell>
          <table:table-cell table:number-columns-repeated="1022"/>
        </table:table-row>
        <table:table-row table:style-name="ro4">
          <table:table-cell office:value-type="string">
            <text:p/>
            <text:p>
                            <text:s text:c="38"/>Объем и вид нагрузки (штатный, совместитель, почасовая оплата)</text:p>
          </table:table-cell>
          <table:table-cell table:style-name="Default"/>
          <table:table-cell/>
          <table:table-cell table:style-name="Default"/>
          <table:table-cell table:number-columns-repeated="2"/>
          <table:table-cell office:value-type="string" table:style-name="ce8">
            <text:p>_объем</text:p>
          </table:table-cell>
          <table:table-cell table:number-columns-repeated="1017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5">
          <table:table-cell office:value-type="string" table:number-columns-spanned="1" table:number-rows-spanned="2" table:style-name="ce5">
            <text:p>Наименование учебной дисциплины или учебных поручений</text:p>
          </table:table-cell>
          <table:table-cell office:value-type="string" table:number-columns-spanned="1" table:number-rows-spanned="2" table:style-name="ce9">
            <text:p>Факультет</text:p>
          </table:table-cell>
          <table:table-cell office:value-type="string" table:number-columns-spanned="1" table:number-rows-spanned="2" table:style-name="ce9">
            <text:p>Специальность</text:p>
          </table:table-cell>
          <table:table-cell office:value-type="string" table:number-columns-spanned="1" table:number-rows-spanned="2" table:style-name="ce9">
            <text:p>Форма обучения</text:p>
          </table:table-cell>
          <table:table-cell office:value-type="string" table:number-columns-spanned="1" table:number-rows-spanned="2" table:style-name="ce9">
            <text:p>Курс</text:p>
          </table:table-cell>
          <table:table-cell office:value-type="string" table:number-columns-spanned="1" table:number-rows-spanned="2" table:style-name="ce9">
            <text:p>Количество групп</text:p>
          </table:table-cell>
          <table:table-cell office:value-type="string" table:number-columns-spanned="1" table:number-rows-spanned="2" table:style-name="ce9">
            <text:p>Количество подгрупп</text:p>
          </table:table-cell>
          <table:table-cell office:value-type="string" table:number-columns-spanned="1" table:number-rows-spanned="2" table:style-name="ce11">
            <text:p>Количество студентов</text:p>
          </table:table-cell>
          <table:table-cell office:value-type="string" table:number-columns-spanned="3" table:number-rows-spanned="1" table:style-name="ce12">
            <text:p>По учебному плану</text:p>
          </table:table-cell>
          <table:covered-table-cell table:style-name="ce13"/>
          <table:covered-table-cell table:style-name="ce13"/>
          <table:table-cell office:value-type="string" table:number-columns-spanned="2" table:number-rows-spanned="1" table:style-name="ce15">
            <text:p>Рук-во сам. Раб</text:p>
          </table:table-cell>
          <table:covered-table-cell table:style-name="ce13"/>
          <table:table-cell office:value-type="string" table:number-columns-spanned="1" table:number-rows-spanned="2" table:style-name="ce11">
            <text:p>Контрольные работы</text:p>
          </table:table-cell>
          <table:table-cell office:value-type="string" table:number-columns-spanned="1" table:number-rows-spanned="2" table:style-name="ce11">
            <text:p>Консультации</text:p>
          </table:table-cell>
          <table:table-cell office:value-type="string" table:number-columns-spanned="1" table:number-rows-spanned="2" table:style-name="ce11">
            <text:p>Зачеты</text:p>
          </table:table-cell>
          <table:table-cell office:value-type="string" table:number-columns-spanned="1" table:number-rows-spanned="2" table:style-name="ce11">
            <text:p>Экзамены</text:p>
          </table:table-cell>
          <table:table-cell office:value-type="string" table:number-columns-spanned="1" table:number-rows-spanned="2" table:style-name="ce11">
            <text:p>Курсовые работы</text:p>
          </table:table-cell>
          <table:table-cell office:value-type="string" table:number-columns-spanned="1" table:number-rows-spanned="2" table:style-name="ce11">
            <text:p>Дипломные работы</text:p>
          </table:table-cell>
          <table:table-cell office:value-type="string" table:number-columns-spanned="1" table:number-rows-spanned="2" table:style-name="ce11">
            <text:p>Практика</text:p>
          </table:table-cell>
          <table:table-cell office:value-type="string" table:number-columns-spanned="1" table:number-rows-spanned="2" table:style-name="ce11">
            <text:p>ГАК</text:p>
          </table:table-cell>
          <table:table-cell office:value-type="string" table:number-columns-spanned="3" table:number-rows-spanned="1" table:style-name="ce12">
            <text:p>Прочие виды работ</text:p>
          </table:table-cell>
          <table:covered-table-cell table:style-name="ce13"/>
          <table:covered-table-cell table:style-name="ce13"/>
          <table:table-cell office:value-type="string" table:number-columns-spanned="1" table:number-rows-spanned="2" table:style-name="ce11">
            <text:p>Итого</text:p>
          </table:table-cell>
          <table:table-cell office:value-type="string" table:number-columns-spanned="1" table:number-rows-spanned="2" table:style-name="ce18">
            <text:p>Примечания</text:p>
          </table:table-cell>
          <table:table-cell table:style-name="ce20" table:number-columns-repeated="995"/>
          <table:table-cell table:style-name="ce22" table:number-columns-repeated="3"/>
        </table:table-row>
        <table:table-row table:style-name="ro6">
          <table:covered-table-cell table:style-name="ce6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office:value-type="string" table:style-name="ce10">
            <text:p>Количество подгрупп</text:p>
          </table:covered-table-cell>
          <table:covered-table-cell table:style-name="ce10"/>
          <table:table-cell office:value-type="string" table:style-name="ce10">
            <text:p>Лекции</text:p>
          </table:table-cell>
          <table:table-cell office:value-type="string" table:style-name="ce14">
            <text:p>Семинары и практич. Работы</text:p>
          </table:table-cell>
          <table:table-cell office:value-type="string" table:style-name="ce14">
            <text:p>Лабораторные работы</text:p>
          </table:table-cell>
          <table:table-cell office:value-type="string" table:style-name="ce10">
            <text:p>индивидуальная</text:p>
          </table:table-cell>
          <table:table-cell office:value-type="string" table:style-name="ce10">
            <text:p>аудиторная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6"/>
          <table:table-cell table:style-name="ce16" table:number-columns-repeated="3"/>
          <table:covered-table-cell table:style-name="ce16"/>
          <table:covered-table-cell table:style-name="ce19"/>
          <table:table-cell table:style-name="ce21" table:number-columns-repeated="998"/>
        </table:table-row>
        <table:table-row table:style-name="ro2">
          <table:table-cell office:value-type="string" table:style-name="ce7">
            <text:p>_01</text:p>
          </table:table-cell>
          <table:table-cell office:value-type="string" table:style-name="ce7">
            <text:p>_02</text:p>
          </table:table-cell>
          <table:table-cell office:value-type="string" table:style-name="ce7">
            <text:p>_03</text:p>
          </table:table-cell>
          <table:table-cell office:value-type="string" table:style-name="ce7">
            <text:p>_04</text:p>
          </table:table-cell>
          <table:table-cell office:value-type="string" table:style-name="ce7">
            <text:p>_05</text:p>
          </table:table-cell>
          <table:table-cell office:value-type="string" table:style-name="ce7">
            <text:p>_06</text:p>
          </table:table-cell>
          <table:table-cell office:value-type="string" table:style-name="ce7">
            <text:p>_07</text:p>
          </table:table-cell>
          <table:table-cell office:value-type="string" table:style-name="ce7">
            <text:p>_08</text:p>
          </table:table-cell>
          <table:table-cell office:value-type="string" table:style-name="ce7">
            <text:p>_09</text:p>
          </table:table-cell>
          <table:table-cell office:value-type="string" table:style-name="ce7">
            <text:p>_10</text:p>
          </table:table-cell>
          <table:table-cell office:value-type="string" table:style-name="ce7">
            <text:p>_11</text:p>
          </table:table-cell>
          <table:table-cell office:value-type="string" table:style-name="ce7">
            <text:p>_12</text:p>
          </table:table-cell>
          <table:table-cell office:value-type="string" table:style-name="ce7">
            <text:p>_13</text:p>
          </table:table-cell>
          <table:table-cell office:value-type="string" table:style-name="ce7">
            <text:p>_14</text:p>
          </table:table-cell>
          <table:table-cell office:value-type="string" table:style-name="ce7">
            <text:p>_15</text:p>
          </table:table-cell>
          <table:table-cell office:value-type="string" table:style-name="ce7">
            <text:p>_16</text:p>
          </table:table-cell>
          <table:table-cell office:value-type="string" table:style-name="ce7">
            <text:p>_17</text:p>
          </table:table-cell>
          <table:table-cell office:value-type="string" table:style-name="ce7">
            <text:p>_18</text:p>
          </table:table-cell>
          <table:table-cell office:value-type="string" table:style-name="ce7">
            <text:p>_19</text:p>
          </table:table-cell>
          <table:table-cell office:value-type="string" table:style-name="ce7">
            <text:p>_20</text:p>
          </table:table-cell>
          <table:table-cell office:value-type="string" table:style-name="ce7">
            <text:p>_21</text:p>
          </table:table-cell>
          <table:table-cell office:value-type="string" table:style-name="ce7">
            <text:p>_22</text:p>
          </table:table-cell>
          <table:table-cell office:value-type="string" table:style-name="ce7">
            <text:p>_23</text:p>
          </table:table-cell>
          <table:table-cell office:value-type="string" table:style-name="ce7">
            <text:p>_24</text:p>
          </table:table-cell>
          <table:table-cell office:value-type="string" table:style-name="ce7">
            <text:p>_25</text:p>
          </table:table-cell>
          <table:table-cell office:value-type="string" table:style-name="ce7">
            <text:p>_26</text:p>
          </table:table-cell>
        </table:table-row>
        <table:table-row table:number-rows-repeated="65522" table:style-name="ro2">
          <table:table-cell table:number-columns-repeated="1024"/>
        </table:table-row>
      </table:table>
      <table:table table:name="Лист2" table:style-name="ta1">
        <table:table-column table:default-cell-style-name="Default" table:style-name="co1"/>
        <table:table-row table:style-name="ro1">
          <table:table-cell/>
        </table:table-row>
      </table:table>
      <table:table table:name="Лист3" table:style-name="ta1">
        <table:table-column table:default-cell-style-name="Default" table:style-name="co1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6">03/26/2012</text:date>, <text:time>20:26:4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3T23:13:00</meta:creation-date>
    <dc:date>2012-03-26T20:26:40.04</dc:date>
    <meta:editing-duration>PT01H20M56S</meta:editing-duration>
    <meta:editing-cycles>17</meta:editing-cycles>
    <meta:generator>OpenOffice.org/3.2$Win32 OpenOffice.org_project/320m18$Build-9502</meta:generator>
    <dc:creator>alexey pertcev</dc:creator>
    <meta:document-statistic meta:table-count="3" meta:cell-count="69" meta:object-count="0"/>
  </office:meta>
</office:document-meta>
</file>